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text>
      <text:h text:outline-level="1" text:style-name="HeadingStyle">ADOPTION OF FREE AND OPEN SOURCE SOFTWARE USING ALTERNATIVE EDUCATIONAL FRAMEWORK IN COLLEGE OF APPLIED SCIENCES</text:h>
      <text:p text:style-name="HeadingStyle">Abstract</text:p>
      <text:p text:style-name="BodyStyle">Write content here...</text:p>
      <text:p text:style-name="HeadingStyle">Index Terms</text:p>
      <text:p text:style-name="BodyStyle">Write content here...</text:p>
      <text:p text:style-name="HeadingStyle">I. INTRODUCTION</text:p>
      <text:p text:style-name="BodyStyle">Write content here...</text:p>
      <text:p text:style-name="HeadingStyle">II. RELATED WORKS</text:p>
      <text:p text:style-name="BodyStyle">Write content here...</text:p>
      <text:p text:style-name="HeadingStyle">III. ALTERNATIVE EDUCATIONAL FRAMEWORK</text:p>
      <text:p text:style-name="BodyStyle">Write content here...</text:p>
      <text:p text:style-name="HeadingStyle">IV. IMPLEMENTATION OF STRATEGIC AREAS</text:p>
      <text:p text:style-name="BodyStyle">Write content here...</text:p>
      <text:p text:style-name="HeadingStyle">V. FOSS SUITABILITY FOR CAS</text:p>
      <text:p text:style-name="BodyStyle">Write content here...</text:p>
      <text:p text:style-name="HeadingStyle">VI. CONCLUSION AND RECOMMENDATIONS</text:p>
      <text:p text:style-name="BodyStyle">Write content here...</text:p>
      <text:p text:style-name="HeadingStyle">REFERENCES</text:p>
      <text:p text:style-name="BodyStyle">Write content here..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office:version="1.2">
  <office:styles>
    <style:style style:name="BodyStyle" style:family="paragraph" style:display-name="BodyStyle">
      <style:paragraph-properties fo:margin="0cm" fo:margin-left="2.5cm" fo:margin-right="2.5cm"/>
      <style:text-properties fo:font-size="11pt" fo:font-family="Times New Roman"/>
    </style:style>
    <style:style style:name="HeadingStyle" style:family="paragraph" style:display-name="HeadingStyle">
      <style:text-properties fo:font-size="14pt" fo:font-weight="bold" fo:font-family="Times New Roman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